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5.1673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2a6099" fo:border-left="none" fo:border-right="none" fo:border-top="none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6pt solid #000000" fo:background-color="#2a6099" fo:border-left="none" fo:border-right="none" fo:border-top="none"/>
      <style:text-properties fo:color="#ffffff"/>
    </style:style>
    <style:style style:name="ce5" style:family="table-cell" style:parent-style-name="Default">
      <style:table-cell-properties fo:border-bottom="0.06pt solid #000000" fo:background-color="#2a6099" style:text-align-source="fix" style:repeat-content="false" fo:border-left="none" fo:border-right="none" fo:border-top="none"/>
      <style:paragraph-properties fo:text-align="start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xam Prep Scoring</text:p>
          </table:table-cell>
          <table:table-cell table:style-name="ce4"/>
          <table: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Chapter In Exam prep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Study Guide Chapter</text:p>
          </table:table-cell>
          <table:table-cell office:value-type="string" calcext:value-type="string">
            <text:p>Number of Questions attempted 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al = 68%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ndling Date, Time, Text, Numeric and Boolean Values</text:p>
          </table:table-cell>
          <table:table-cell office:value-type="string" calcext:value-type="string">
            <text:p>1,2,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ontrolling Program F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Utilizing Java Object-Oriented Approach</text:p>
          </table:table-cell>
          <table:table-cell office:value-type="string" calcext:value-type="string">
            <text:p>1,3,5,6,7,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Handling Exceptions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orking with Arrays and Collections</text:p>
          </table:table-cell>
          <table:table-cell office:value-type="string" calcext:value-type="string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Working with Streams and Lambda expressions</text:p>
          </table:table-cell>
          <table:table-cell office:value-type="string" calcext:value-type="string">
            <text:p>10,1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Packing and Deploying Java Code and Use the Java Platform Module Syste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anaging Concurrent Code Execu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Using Java I/O AP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Accessing Databases Using JDBC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Implementing Localizatio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7:32:57.260732655</meta:creation-date>
    <dc:date>2023-06-21T07:42:59.268821132</dc:date>
    <meta:editing-duration>PT10M1S</meta:editing-duration>
    <meta:editing-cycles>2</meta:editing-cycles>
    <meta:generator>LibreOffice/7.0.4.2$Linux_X86_64 LibreOffice_project/00$Build-2</meta:generator>
    <meta:document-statistic meta:table-count="1" meta:cell-count="53" meta:object-count="0"/>
  </office:meta>
</office:document-meta>
</file>